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ffcc"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fill="solid" draw:fill-color="#cccccd" draw:textarea-vertical-align="middle" draw:auto-grow-height="false" fo:min-height="0.749cm" fo:min-width="0.499cm"/>
    </style:style>
    <style:style style:name="gr4" style:family="graphic" style:parent-style-name="standard">
      <style:graphic-properties draw:stroke="none" draw:fill="none" fo:min-height="0.873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3.767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2.364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3.141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2.255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3.81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2.999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3.099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2.129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Arial Narrow'" style:font-style-name="Normal" style:font-family-generic="swiss" style:font-pitch="variable" fo:font-size="24pt" style:font-size-asian="24pt" style:font-size-complex="24pt"/>
    </style:style>
    <style:style style:name="P3" style:family="paragraph">
      <style:paragraph-properties fo:text-align="center"/>
    </style:style>
    <style:style style:name="P4" style:family="paragraph">
      <style:paragraph-properties fo:margin-left="0cm" fo:margin-right="0cm" fo:text-indent="0cm"/>
    </style:style>
    <style:style style:name="T1" style:family="text">
      <style:text-properties fo:font-family="'Arial Narrow'" style:font-style-name="Normal" style:font-family-generic="swiss" style:font-pitch="variable"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8.273cm" svg:height="2.591cm" svg:x="1.973cm" svg:y="0.19cm">
          <text:p text:style-name="P1"><text:span text:style-name="T1">Application Protoc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8.273cm" svg:height="2.591cm" svg:x="1.974cm" svg:y="4.891cm">
          <text:p text:style-name="P1"><text:span text:style-name="T1">Broadcast Protoc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layer="layout" svg:x1="3.491cm" svg:y1="2.781cm" svg:x2="3.492cm" svg:y2="4.85cm">
          <text:p/>
        </draw:line>
        <draw:line draw:style-name="gr2" draw:layer="layout" svg:x1="8.392cm" svg:y1="4.85cm" svg:x2="8.393cm" svg:y2="2.781cm">
          <text:p/>
        </draw:line>
        <draw:custom-shape draw:style-name="gr1" draw:text-style-name="P2" draw:layer="layout" svg:width="8.273cm" svg:height="2.591cm" svg:x="14.173cm" svg:y="0.19cm">
          <text:p text:style-name="P1"><text:span text:style-name="T1">Application Protoc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8.273cm" svg:height="2.591cm" svg:x="14.174cm" svg:y="4.891cm">
          <text:p text:style-name="P1"><text:span text:style-name="T1">Broadcast Protoc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layer="layout" svg:x1="15.691cm" svg:y1="2.781cm" svg:x2="15.692cm" svg:y2="4.85cm">
          <text:p/>
        </draw:line>
        <draw:line draw:style-name="gr2" draw:layer="layout" svg:x1="20.592cm" svg:y1="4.85cm" svg:x2="20.593cm" svg:y2="2.781cm">
          <text:p/>
        </draw:line>
        <draw:line draw:style-name="gr2" draw:layer="layout" svg:x1="3.491cm" svg:y1="7.482cm" svg:x2="3.492cm" svg:y2="10.611cm">
          <text:p/>
        </draw:line>
        <draw:line draw:style-name="gr2" draw:layer="layout" svg:x1="8.392cm" svg:y1="10.611cm" svg:x2="8.393cm" svg:y2="7.482cm">
          <text:p/>
        </draw:line>
        <draw:line draw:style-name="gr2" draw:layer="layout" svg:x1="15.691cm" svg:y1="7.482cm" svg:x2="15.692cm" svg:y2="10.611cm">
          <text:p/>
        </draw:line>
        <draw:line draw:style-name="gr2" draw:layer="layout" svg:x1="20.592cm" svg:y1="10.611cm" svg:x2="20.593cm" svg:y2="7.482cm">
          <text:p/>
        </draw:line>
        <draw:custom-shape draw:style-name="gr3" draw:text-style-name="P3" draw:layer="layout" svg:width="25.368cm" svg:height="2.199cm" svg:x="0cm" svg:y="10.426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4" draw:text-style-name="P2" draw:layer="layout" svg:width="8.456cm" svg:height="1.221cm" svg:x="8.46cm" svg:y="10.969cm">
          <draw:text-box>
            <text:p text:style-name="P1"><text:span text:style-name="T1">Communication Network</text:span></text:p>
          </draw:text-box>
        </draw:frame>
        <draw:frame draw:style-name="gr5" draw:text-style-name="P4" draw:layer="layout" svg:width="4.267cm" svg:height="0.962cm" svg:x="0.131cm" svg:y="3.148cm">
          <draw:text-box>
            <text:p text:style-name="P4">broadcast</text:p>
          </draw:text-box>
        </draw:frame>
        <draw:frame draw:style-name="gr6" draw:text-style-name="P4" draw:layer="layout" svg:width="2.864cm" svg:height="0.962cm" svg:x="5.932cm" svg:y="3.149cm">
          <draw:text-box>
            <text:p text:style-name="P4">deliver</text:p>
          </draw:text-box>
        </draw:frame>
        <draw:frame draw:style-name="gr7" draw:text-style-name="P4" draw:layer="layout" svg:width="3.641cm" svg:height="0.962cm" svg:x="5.832cm" svg:y="8.35cm">
          <draw:text-box>
            <text:p text:style-name="P4">receive</text:p>
          </draw:text-box>
        </draw:frame>
        <draw:frame draw:style-name="gr8" draw:text-style-name="P4" draw:layer="layout" svg:width="2.755cm" svg:height="0.962cm" svg:x="1.833cm" svg:y="8.351cm">
          <draw:text-box>
            <text:p text:style-name="P4">send</text:p>
          </draw:text-box>
        </draw:frame>
        <draw:frame draw:style-name="gr9" draw:text-style-name="P4" draw:layer="layout" svg:width="4.31cm" svg:height="0.962cm" svg:x="12.331cm" svg:y="3.148cm">
          <draw:text-box>
            <text:p text:style-name="P4">broadcast</text:p>
          </draw:text-box>
        </draw:frame>
        <draw:frame draw:style-name="gr10" draw:text-style-name="P4" draw:layer="layout" svg:width="3.499cm" svg:height="0.962cm" svg:x="18.132cm" svg:y="3.149cm">
          <draw:text-box>
            <text:p text:style-name="P4">deliver</text:p>
          </draw:text-box>
        </draw:frame>
        <draw:frame draw:style-name="gr11" draw:text-style-name="P4" draw:layer="layout" svg:width="3.599cm" svg:height="0.962cm" svg:x="18.032cm" svg:y="8.35cm">
          <draw:text-box>
            <text:p text:style-name="P4">receive</text:p>
          </draw:text-box>
        </draw:frame>
        <draw:frame draw:style-name="gr12" draw:text-style-name="P4" draw:layer="layout" svg:width="2.629cm" svg:height="0.962cm" svg:x="14.033cm" svg:y="8.351cm">
          <draw:text-box>
            <text:p text:style-name="P4">send</text:p>
          </draw:text-box>
        </draw:frame>
        <draw:line draw:style-name="gr2" draw:layer="layout" svg:x1="3.892cm" svg:y1="7.483cm" svg:x2="3.893cm" svg:y2="10.612cm">
          <text:p/>
        </draw:line>
        <draw:line draw:style-name="gr2" draw:layer="layout" svg:x1="4.293cm" svg:y1="7.484cm" svg:x2="4.294cm" svg:y2="10.613cm">
          <text:p/>
        </draw:line>
        <draw:line draw:style-name="gr2" draw:layer="layout" svg:x1="8.793cm" svg:y1="10.612cm" svg:x2="8.794cm" svg:y2="7.483cm">
          <text:p/>
        </draw:line>
        <draw:line draw:style-name="gr2" draw:layer="layout" svg:x1="9.194cm" svg:y1="10.613cm" svg:x2="9.195cm" svg:y2="7.484cm">
          <text:p/>
        </draw:line>
        <draw:line draw:style-name="gr2" draw:layer="layout" svg:x1="16.092cm" svg:y1="7.483cm" svg:x2="16.093cm" svg:y2="10.612cm">
          <text:p/>
        </draw:line>
        <draw:line draw:style-name="gr2" draw:layer="layout" svg:x1="16.493cm" svg:y1="7.484cm" svg:x2="16.494cm" svg:y2="10.613cm">
          <text:p/>
        </draw:line>
        <draw:line draw:style-name="gr2" draw:layer="layout" svg:x1="20.993cm" svg:y1="10.612cm" svg:x2="20.994cm" svg:y2="7.483cm">
          <text:p/>
        </draw:line>
        <draw:line draw:style-name="gr2" draw:layer="layout" svg:x1="21.394cm" svg:y1="10.613cm" svg:x2="21.395cm" svg:y2="7.484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5.5cm" fo:page-height="1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Alberto Montresor</meta:initial-creator>
    <meta:creation-date>2011-09-22T10:06:47</meta:creation-date>
    <dc:date>2011-09-22T10:10:48</dc:date>
    <dc:creator>Alberto Montresor</dc:creator>
    <meta:editing-duration>PT3M5S</meta:editing-duration>
    <meta:editing-cycles>2</meta:editing-cycles>
    <meta:generator>OpenOffice.org/3.3$Unix OpenOffice.org_project/330m20$Build-9567</meta:generator>
    <meta:document-statistic meta:object-count="30"/>
  </office:meta>
</office:document-meta>
</file>